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6.5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701cm" fo:margin-left="0cm" table:align="left" style:writing-mode="lr-tb"/>
    </style:style>
    <style:style style:name="Table3.A" style:family="table-column">
      <style:table-column-properties style:column-width="7.999cm"/>
    </style:style>
    <style:style style:name="Table3.B" style:family="table-column">
      <style:table-column-properties style:column-width="1.602cm"/>
    </style:style>
    <style:style style:name="Table3.C" style:family="table-column">
      <style:table-column-properties style:column-width="7.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Verdana" fo:font-size="10pt" officeooo:rsid="001e841b" officeooo:paragraph-rsid="001e841b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officeooo:rsid="00214dbe" officeooo:paragraph-rsid="00214db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1a1b6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a1b64" officeooo:paragraph-rsid="00214dbe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Verdana" fo:font-size="10pt" officeooo:rsid="00193b0f" officeooo:paragraph-rsid="00193b0f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0pt" officeooo:rsid="001a1b64" officeooo:paragraph-rsid="001a1b64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officeooo:paragraph-rsid="00214dbe" style:font-size-asian="10pt" style:font-size-complex="10pt"/>
    </style:style>
    <style:style style:name="P17" style:family="paragraph" style:parent-style-name="Standard">
      <style:text-properties style:font-name="Verdana" fo:font-size="10pt" officeooo:rsid="00214dbe" officeooo:paragraph-rsid="00214dbe" style:font-size-asian="10pt" style:font-size-complex="10pt"/>
    </style:style>
    <style:style style:name="P18" style:family="paragraph" style:parent-style-name="Standard">
      <style:text-properties style:font-name="Verdana" fo:font-size="10pt" officeooo:rsid="001e841b" officeooo:paragraph-rsid="00227a4c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0pt" officeooo:rsid="00227a4c" officeooo:paragraph-rsid="00227a4c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0pt" style:text-underline-style="solid" style:text-underline-width="auto" style:text-underline-color="font-color" officeooo:rsid="00214dbe" officeooo:paragraph-rsid="00214dbe" style:font-size-asian="10pt" style:font-size-complex="10pt"/>
    </style:style>
    <style:style style:name="P21" style:family="paragraph" style:parent-style-name="Standard">
      <style:text-properties officeooo:rsid="00214dbe" officeooo:paragraph-rsid="00214dbe"/>
    </style:style>
    <style:style style:name="P22" style:family="paragraph" style:parent-style-name="Standard">
      <style:text-properties officeooo:paragraph-rsid="00214dbe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24" style:family="paragraph" style:parent-style-name="Footnote">
      <style:text-properties style:font-name="Verdana" fo:font-size="8pt" officeooo:rsid="0022a14b" officeooo:paragraph-rsid="0022a14b" style:font-size-asian="8pt" style:font-size-complex="8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officeooo:rsid="00214dbe" style:font-size-asian="10pt" style:font-size-complex="10pt"/>
    </style:style>
    <style:style style:name="T4" style:family="text">
      <style:text-properties style:font-name="Verdana" fo:font-size="10pt" officeooo:rsid="001e841b" style:font-size-asian="10pt" style:font-size-complex="10pt"/>
    </style:style>
    <style:style style:name="T5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style:font-name="Verdana" fo:font-size="10pt" style:text-underline-style="solid" style:text-underline-width="auto" style:text-underline-color="font-color" officeooo:rsid="001e841b" style:font-size-asian="10pt" style:font-size-complex="10pt"/>
    </style:style>
    <style:style style:name="T7" style:family="text">
      <style:text-properties officeooo:rsid="001e841b"/>
    </style:style>
    <style:style style:name="T8" style:family="text">
      <style:text-properties officeooo:rsid="00214dbe"/>
    </style:style>
    <style:style style:name="T9" style:family="text">
      <style:text-properties style:font-name="Wingdings 2" officeooo:rsid="001e841b" style:font-name-asian="Times New Roman" style:font-name-complex="Times New Roman"/>
    </style:style>
    <style:style style:name="T10" style:family="text">
      <style:text-properties style:font-name="Wingdings 2" officeooo:rsid="00214dbe" style:font-name-asian="Times New Roman" style:font-name-complex="Times New Roman"/>
    </style:style>
    <style:style style:name="T11" style:family="text">
      <style:text-properties officeooo:rsid="00214dbe" style:font-name-asian="Times New Roman" style:font-name-complex="Times New Roman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4db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 192 AY 2014-2015</text:p>
      <text:p text:style-name="P10"><text:s/><text:span text:style-name="T8">Alpha Testing</text:span> Checklist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<text:span text:style-name="T8">Tester's</text:span> Name: <text:s/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<text:span text:style-name="T8">Testing</text:span> Date: </text:p>
          </table:table-cell>
          <table:table-cell table:style-name="Table1.D1" office:value-type="string">
            <text:p text:style-name="P12"/>
          </table:table-cell>
        </table:table-row>
        <table:table-row table:style-name="Table1.2">
          <table:table-cell table:style-name="Table1.A2" table:number-rows-spanned="2" office:value-type="string">
            <text:p text:style-name="P11">Project Name: </text:p>
          </table:table-cell>
          <table:table-cell table:style-name="Table1.A1" table:number-rows-spanned="2" office:value-type="string">
            <text:p text:style-name="P11"/>
          </table:table-cell>
          <table:table-cell table:style-name="Table1.C2" office:value-type="string">
            <text:p text:style-name="P11">Project ID: <text:s/></text:p>
          </table:table-cell>
          <table:table-cell table:style-name="Table1.D2" table:number-rows-spanned="2" office:value-type="string">
            <text:p text:style-name="P12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14">(if applicable)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11">Developer’s Name:</text:p>
          </table:table-cell>
          <table:table-cell table:style-name="Table1.D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12"/>
      <text:p text:style-name="P16">This checklist is to be used to assess <text:span text:style-name="T7">if alpha testing goals have been achieved. There are two categories of goals. <text:s/>One is the functional goals and the other is the usability goals. <text:s text:c="2"/>Functional goals are the target features of the software that should have been built during the sprints. <text:s/>They are based on user acceptance criteria identified. Usability goals are used to test how usable the user interface of the application.</text:span></text:p>
      <text:p text:style-name="P16"/>
      <text:p text:style-name="P19"><text:span text:style-name="T12">Target Audience</text:span>: <text:s/>CS 192 classmates</text:p>
      <text:p text:style-name="P16"/>
      <text:p text:style-name="P16"><text:span text:style-name="T13">Instructions</text:span><text:span text:style-name="T8">: <text:s/>Place a check mark (</text:span><text:span text:style-name="T9">P</text:span><text:span text:style-name="T11">) if the software complies with the criteria. <text:s/>Place a cross mark (</text:span><text:span text:style-name="T10">O</text:span><text:span text:style-name="T11">) if it does not, and place a comment on its non-compliance.</text:span></text:p>
      <text:p text:style-name="P16"/>
      <text:p text:style-name="P20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<text:span text:style-name="T7">User Acceptance </text:span>Criteria</text:p>
          </table:table-cell>
          <table:table-cell table:style-name="Table2.A1" office:value-type="string">
            <text:p text:style-name="P8">Comply</text:p>
          </table:table-cell>
          <table:table-cell table:style-name="Table2.C1" office:value-type="string">
            <text:p text:style-name="P8">Remarks</text:p>
          </table:table-cell>
        </table:table-row>
        <table:table-row>
          <table:table-cell table:style-name="Table2.A2" office:value-type="string">
            <text:p text:style-name="P6">[enumerate here the list of <text:span text:style-name="T8">all </text:span>acceptance criteria <text:span text:style-name="T8">defined during the sprints</text:span>]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7">[add rows if necessary]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5"/>
      <text:p text:style-name="P22"><text:span text:style-name="T3">Tester's</text:span><text:span text:style-name="T2"> Comments:<text:line-break/></text:span><text:span text:style-name="T4">[Place here additional </text:span><text:span text:style-name="T3">tester's</text:span><text:span text:style-name="T4"> comments. <text:s/>It may contain items that he or she would want to include in the succeeding sprints.]</text:span></text:p>
      <text:p text:style-name="P22"/>
      <text:p text:style-name="P22"/>
      <text:p text:style-name="P21"><text:span text:style-name="T6">U</text:span><text:span text:style-name="T5">sability Goals</text:span><text:span text:style-name="T5"><text:note text:id="ftn0" text:note-class="footnote"><text:note-citation>1</text:note-citation><text:note-body><text:p text:style-name="P24">Source: www.keepitusable.com</text:p></text:note-body></text:note></text:span><text:span text:style-name="T5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<text:span text:style-name="T8">Usability </text:span>Criteria</text:p>
          </table:table-cell>
          <table:table-cell table:style-name="Table3.A1" office:value-type="string">
            <text:p text:style-name="P9">Comply</text:p>
          </table:table-cell>
          <table:table-cell table:style-name="Table3.C1" office:value-type="string">
            <text:p text:style-name="P9">Remarks</text:p>
          </table:table-cell>
        </table:table-row>
        <table:table-row>
          <table:table-cell table:style-name="Table3.A2" office:value-type="string">
            <text:p text:style-name="P7">1. <text:s/>Easy to navigate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. Clear and consistent way to go back on every screen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3. <text:s/>Labels and buttons text are clear and concise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4. <text:s/>Retains overall consistency and behavior with mobile platform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5. <text:s text:c="2"/>Minimalist design – excess features removed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ext:soft-page-break/>
        <table:table-row>
          <table:table-cell table:style-name="Table3.A2" office:value-type="string">
            <text:p text:style-name="P7">6. <text:s/>Content is concise and clear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7. <text:s/>Provides feedback to the user of the system status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8. <text:s text:c="2"/>Number of buttons/links is reasonable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9. <text:s text:c="2"/>UI elements provide visual feedback when pressed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0. <text:s/>Ensure any visual feedback is not obscured by the user's finger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1. <text:s text:c="2"/>Colors used provide good contrast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2. <text:s/>Colors used provide good readabilit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3. <text:s/>Icons are clear to understand – no ambiguit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4. <text:s/>Font size and spacing ensures good readabilit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5. <text:s text:c="2"/>If changes can be made, ensure there is a save button (gives peace of mind)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6. <text:s/>Present users with a confirmation option when deleting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7. <text:s/>Allow users to tailor frequent actions to make them easier and quicker to do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8. <text:s text:c="2"/>Speak the users' language (not technical)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19. <text:s/>Auditory feedback is timely and appropriately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0. Settings to turn off auditory feedback/sound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1. <text:s/>Help users recognize, diagnose, and recover from errors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2. <text:s/>Error messages are free of technical language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3. <text:s text:c="2"/>Error messages clearly explain how to correct the problem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4. <text:s/>Any help text should be clear and unambiguous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7">25. <text:s/>Instructions easily visible and easily retrievable whenever appropriate.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</table:table>
      <text:p text:style-name="P17"/>
      <text:p text:style-name="P18"><text:span text:style-name="T8">Tester's</text:span> Comments:<text:line-break/>[Place here additional <text:span text:style-name="T8">tester's</text:span>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5-05-06T10:22:22.068079000</dc:date>
    <meta:print-date>2006-07-28T14:33:00</meta:print-date>
    <meta:editing-cycles>12</meta:editing-cycles>
    <meta:editing-duration>PT58M17S</meta:editing-duration>
    <meta:generator>LibreOffice/4.3.0.4$MacOSX_X86_64 LibreOffice_project/62ad5818884a2fc2e5780dd45466868d41009ec0</meta:generator>
    <meta:document-statistic meta:table-count="3" meta:image-count="0" meta:object-count="0" meta:page-count="2" meta:paragraph-count="51" meta:word-count="418" meta:character-count="2624" meta:non-whitespace-character-count="2205"/>
  </office:meta>
</office:document-meta>
</file>